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 style:list-style-name="L2">
      <style:graphic-properties draw:stroke="none" draw:fill="none" draw:fill-color="#ffffff" draw:auto-grow-height="false" draw:fit-to-size="shrink-to-fit" fo:min-height="11.929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loext:graphic-properties draw:fill="none" draw:fill-color="#ffffff"/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background-color="transparen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NP Calling Pipeline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Lukas Endler</text:p>
            <text:p>10.08.2017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verall Layou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Preprocessing</text:p>
              </text:list-item>
              <text:list-item>
                <text:p>Mapping</text:p>
              </text:list-item>
              <text:list-item>
                <text:p>Alignment processing</text:p>
              </text:list-item>
              <text:list-item>
                <text:p>SNP calling</text:p>
              </text:list-item>
              <text:list-item>
                <text:p>Variant Filtering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eprocess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Using bbtools</text:p>
                <text:list>
                  <text:list-item>
                    <text:p><text:a xlink:href="http://jgi.doe.gov/data-and-tools/bbtools/" xlink:type="simple">http://jgi.doe.gov/data-and-tools/bbtools/</text:a></text:p>
                  </text:list-item>
                </text:list>
              </text:list-item>
              <text:list-item>
                <text:p>Mainly bbduk</text:p>
                <text:list>
                  <text:list-item>
                    <text:p>Trimming</text:p>
                    <text:list>
                      <text:list-item>
                        <text:p>Only 5’ end, min base qual. 15</text:p>
                      </text:list-item>
                    </text:list>
                  </text:list-item>
                  <text:list-item>
                    <text:p>Removing adapter sequences (overlapping reads)</text:p>
                  </text:list-item>
                  <text:list-item>
                    <text:p>Removing primer sequences (amplicon approach)</text:p>
                  </text:list-item>
                </text:list>
              </text:list-item>
              <text:list-item>
                <text:p>Also tried</text:p>
                <text:list>
                  <text:list-item>
                    <text:p>Joining read pair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app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BWA mem with standard parameters against both mouse and LCMV</text:p>
              </text:list-item>
              <text:list-item>
                <text:p>Only keep reads mapped to virus as proper pairs, no split alignments, no secondary alignments</text:p>
              </text:list-item>
              <text:list-item>
                <text:p>Also tried</text:p>
                <text:list>
                  <text:list-item>
                    <text:p>BWA mem with high gap openening cost</text:p>
                  </text:list-item>
                  <text:list-item>
                    <text:p>Bowtie2</text:p>
                  </text:list-item>
                  <text:list-item>
                    <text:p>Mosaic</text:p>
                  </text:list-item>
                  <text:list-item>
                    <text:p>Some had lower InDel and SNP rates, but had no good way of assessing performance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lignment Postprocessing</text:p>
          </draw:text-box>
        </draw:frame>
        <draw:frame presentation:style-name="pr4" draw:layer="layout" svg:width="25.199cm" svg:height="14.898cm" svg:x="1.4cm" svg:y="4.914cm" presentation:class="outline" presentation:user-transformed="true">
          <draw:text-box>
            <text:list text:style-name="L2">
              <text:list-item>
                <text:p>Removing overlap of read pairs</text:p>
                <text:list>
                  <text:list-item>
                    <text:p>BamUtils, just clips bases with lowest average BQ</text:p>
                    <text:list>
                      <text:list-item>
                        <text:p>https://genome.sph.umich.edu/wiki/BamUtil</text:p>
                      </text:list-item>
                      <text:list-item>
                        <text:p>Could be better – like samtools does</text:p>
                      </text:list-item>
                      <text:list-item>
                        <text:p>Needed as some tools are a bit dumb</text:p>
                      </text:list-item>
                    </text:list>
                  </text:list-item>
                </text:list>
              </text:list-item>
              <text:list-item>
                <text:p>Downsampling to at most ~ 10K coverage</text:p>
              </text:list-item>
              <text:list-item>
                <text:p>Add InDel qualities/BAQ (lofreq dindel)</text:p>
              </text:list-item>
              <text:list-item>
                <text:p>Viterbi realignment method <text:span text:style-name="T1">from</text:span> lofreq (does not change anything much)</text:p>
              </text:list-item>
              <text:list-item>
                <text:p>To do</text:p>
                <text:list>
                  <text:list-item>
                    <text:p>Try to do Base Quality Recalibration</text:p>
                  </text:list-item>
                  <text:list-item>
                    <text:p>Better realignment (maybe Indelrealigner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NP Calling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Freebayes</text:p>
                <text:list>
                  <text:list-item>
                    <text:p>Not directly useful for this purpose (not good undefined ploidy)</text:p>
                  </text:list-item>
                  <text:list-item>
                    <text:p>Looks at local haplotypes over certain windowsizes</text:p>
                  </text:list-item>
                  <text:list-item>
                    <text:p>Lots of metrics for filtering</text:p>
                  </text:list-item>
                </text:list>
              </text:list-item>
              <text:list-item>
                <text:p>Varscan2</text:p>
                <text:list>
                  <text:list-item>
                    <text:p>Simple algorithm</text:p>
                  </text:list-item>
                  <text:list-item>
                    <text:p>Use strandfilter</text:p>
                  </text:list-item>
                </text:list>
              </text:list-item>
              <text:list-item>
                <text:p>LoFreq</text:p>
                <text:list>
                  <text:list-item>
                    <text:p>Mainly uses BQ</text:p>
                  </text:list-item>
                  <text:list-item>
                    <text:p>Claims to reliably call low frequencies, already uses filters internally</text:p>
                  </text:list-item>
                  <text:list-item>
                    <text:p>MQ,BQ &gt; = 20, mnin DP 75</text:p>
                  </text:list-item>
                </text:list>
              </text:list-item>
              <text:list-item>
                <text:p>VPhaser2</text:p>
                <text:list>
                  <text:list-item>
                    <text:p>Needed some hacks to be usable</text:p>
                  </text:list-item>
                  <text:list-item>
                    <text:p>Does not call variants fixed in a sample</text:p>
                  </text:list-item>
                  <text:list-item>
                    <text:p>Specifically for viral sampl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Variant Filtering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Did not perform thorough analysis up to now</text:p>
                <text:list>
                  <text:list-item>
                    <text:p>Need truth and at least uncertain set of variants</text:p>
                  </text:list-item>
                  <text:list-item>
                    <text:p>Maybe use technical and biological replicates and overlaps between callers for true set</text:p>
                  </text:list-item>
                </text:list>
              </text:list-item>
              <text:list-item>
                <text:p>Thresholds to define for</text:p>
                <text:list>
                  <text:list-item>
                    <text:p>Calling Quality</text:p>
                  </text:list-item>
                  <text:list-item>
                    <text:p>Metrics like depths, strand bias, read position bias, homopolymer runs</text:p>
                  </text:list-item>
                  <text:list-item>
                    <text:p>Can be defined rigorously or just tentatively using an explorative approach (done for pooled sequencing removal of artifacts)</text:p>
                  </text:list-item>
                </text:list>
                <text:p/>
              </text:list-item>
            </text:list>
          </draw:text-box>
        </draw:frame>
        <draw:frame draw:style-name="gr2" draw:text-style-name="P2" draw:layer="layout" svg:width="25.199cm" svg:height="12.179cm" svg:x="1.401cm" svg:y="4.915cm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ard Filter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Used for Freebayes results only</text:p>
                <text:list>
                  <text:list-item>
                    <text:p>Strand bias</text:p>
                    <text:list>
                      <text:list-item>
                        <text:p>at least 10% of alternative allele counts supported by less common strand</text:p>
                      </text:list-item>
                      <text:list-item>
                        <text:p>P of Fishers Exact Test on strands of ref. to alternative allele &gt; 0.01</text:p>
                      </text:list-item>
                    </text:list>
                  </text:list-item>
                  <text:list-item>
                    <text:p>Read position bias (RPP) &lt; 30</text:p>
                  </text:list-item>
                  <text:list-item>
                    <text:p>Minimal count for a variant allele: 3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egend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Green: synonymous_variant</text:p>
                <text:p>Red:missense_variant </text:p>
                <text:p>Orangered: stop lost</text:p>
                <text:p>Orange stop gained </text:p>
                <text:p>Orangered4: start lost</text:p>
                <text:p>Pink: inframe deletion</text:p>
                <text:p>Purple:: frameshift</text:p>
                <text:p>Purple4: disruptive frameshift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10T13:00:55.416696588</meta:creation-date>
    <dc:date>2017-08-10T23:50:56.402781169</dc:date>
    <meta:editing-duration>PT17M7S</meta:editing-duration>
    <meta:editing-cycles>4</meta:editing-cycles>
    <meta:generator>LibreOffice/5.1.6.2$Linux_X86_64 LibreOffice_project/10m0$Build-2</meta:generator>
    <meta:document-statistic meta:object-count="58"/>
  </office:meta>
</office:document-meta>
</file>